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master-page-name="Standard">
      <style:paragraph-properties fo:margin-top="0in" fo:margin-bottom="0in" loext:contextual-spacing="false"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dcinek, w którym Chrysalis postanawia użyć swoich potężnych mocy do stworzenia kopii Mane 6, był dla mnie sporym rozczarowaniem. Postacie nie były tak interesujące jak by mogły być, scenariusz napisano po najmniejszej linii oporu i, w rażący wręcz sposób, zdeptano potencjał złych klonów bohaterek serialu. Na szczęście, dzięki temu otrzymaliśmy kilka potencjalnie dobrych opowiadań, więc… nie ma tego złego, co by na dobre nie wyszło?</text:p>
      <text:p text:style-name="P2"/>
      <text:p text:style-name="P2">Chrysalis nie jest pierwszą istotą w serialu, która postanawia dla własnej korzyści pobawić się w magiczną kserokopiarkę - podobnej zabawy podjęła się już Pinkie Pie, zalewając Ponyville hordą swoich kopii i zmuszając Twilight do interwencji. Summer Dance w opowiadaniu “Just Two Clones, Having Dinner” - zgodnie z tytułem - z obu odcinków wyciąga po jednym klonie i umieszcza je w jednym mieście, Manehattanie.</text:p>
      <text:p text:style-name="P2"/>
      <text:p text:style-name="P2">Alternatywna Twilight Sparkle nie jest szczęśliwym kucykiem. Jej moce szwankują, nie ma pojęcia co robić, spodziewa się zemsty Chrysalis, a do tego nosi twarz jednej z najbardziej rozpoznawalnych klaczy w Equestrii. Jej sytuacja ulega jednak zmianie, gdy przypadkiem wpada na pewną różową klacz - która, po chwili konfuzji, okazuje się być również kopią. Tyle, że doświadczoną.</text:p>
      <text:p text:style-name="P2"/>
      <text:p text:style-name="P2">Jak widać pomysł na opowiadanie nie jest zbytnio skomplikowany. Ot, proste rozwinięcie charakteru złej Twilight, połączone z pomysłem na klona, który zdołał przetrwać rzeź zgotowaną przez Księżniczkę Przyjaźni i rozwinąć już skrzydła. Całość jest dość krótka i zawiera się w zaledwie jednym rozdziale - ma jednak potencjał na rozwinięcie.</text:p>
      <text:p text:style-name="P2"/>
      <text:p text:style-name="P2">Obie kopie nie stanowią prostych odbić swoich oryginałów - wręcz przeciwnie. Alternatywna Twilight jest paranoiczna, nieprzyjemna dla otoczenia i wiecznie knuje, a do tego wykazuje się o wiele szybszym i sprawniejszym myśleniem niż świeżo upieczona alicorn. Z kolei kopia Pinkie jest, tak samo jak ona, optymistyczna, wesoła… ale o wiele mniej głośna, natarczywa i przede wszystkim - życie nauczyło ją dalece posuniętej ostrożności. Oczywiście jako klon ma się lepiej niż swoja młodsza koleżanka, bo jej oryginał jest mniej popularny oraz znany z ekscentrycznego zachowania, co daje jej więcej możliwości. Opowiadanie w interesujący sposób zgłębia ich psychikę, starając się odgadnąć, co może tkwić w głowach istot powołanych do istnienia wyłącznie jako kopie, mające jeden cel w życiu i z tego czy innego powodu niebędące w stanie go wypełnić. </text:p>
      <text:p text:style-name="P2"/>
      <text:p text:style-name="P2">Całość czyta się szybko, łatwo i przyjemnie. Autor nie wykazuje się tu ogromną oryginalnością, nie próbuje odkrywać koła na nowo - ale wszystko, co wtłoczył w te sześć tysięcy słów, ostatecznie okazuje się być porządną, rzemieślniczą robotą. Polecam.</text:p>
      <text:p text:style-name="P2"/>
      <text:p text:style-name="P2"/>
      <text:p text:style-name="P1">350-390</text:p>
      <text:p text:style-name="P1"><text:a xlink:type="simple" xlink:href="https://www.fimfiction.net/story/412911/just-two-clones-having-dinner" text:style-name="Internet_20_link" text:visited-style-name="Visited_20_Internet_20_Link"><text:span text:style-name="T1">https://www.fimfiction.net/story/412911/just-two-clones-having-dinner</text:span></text:a> </text:p>
      <text:p text:style-name="P1"/>
      <text:p text:style-name="P1"><text:a xlink:type="simple" xlink:href="https://derpibooru.org/1772313?q=clone+twilight" text:style-name="Internet_20_link" text:visited-style-name="Visited_20_Internet_20_Link"><text:span text:style-name="T1">https://derpibooru.org/1772313?q=clone+twilight</text:span></text:a> - na top</text:p>
      <text:p text:style-name="P1"><text:a xlink:type="simple" xlink:href="https://cdn-img.fimfiction.net/story/rbd7-1529802352-412911-full" text:style-name="Internet_20_link" text:visited-style-name="Visited_20_Internet_20_Link"><text:span text:style-name="T1">https://cdn-img.fimfiction.net/story/rbd7-1529802352-412911-full</text:span></text:a>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0" meta:word-count="405" meta:character-count="2855" meta:non-whitespace-character-count="2457"/>
    <meta:generator>LibreOfficeDev/5.1.0.3$Linux_X86_64 LibreOffice_project/</meta:generator>
  </office:meta>
</office:document-meta>
</file>